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2" style:family="paragraph" style:parent-style-name="Standard">
      <style:paragraph-properties fo:margin-top="0.494cm" fo:margin-bottom="0.494cm" loext:contextual-spacing="false" fo:line-height="100%"/>
    </style:style>
    <style:style style:name="P3" style:family="paragraph" style:parent-style-name="Standard" style:list-style-name="">
      <style:paragraph-properties fo:margin-top="0.494cm" fo:margin-bottom="0.494cm" loext:contextual-spacing="false" fo:line-height="100%"/>
      <style:text-properties style:font-name="Consolas" fo:font-size="18pt" fo:font-weight="bold" style:font-name-asian="Times New Roman" style:font-size-asian="18pt" style:language-asian="es" style:country-asian="VE" style:font-weight-asian="bold" style:font-name-complex="Consolas" style:font-size-complex="18pt" style:font-weight-complex="bold"/>
    </style:style>
    <style:style style:name="P4" style:family="paragraph" style:parent-style-name="Standard" style:list-style-name="">
      <style:paragraph-properties fo:margin-top="0.494cm" fo:margin-bottom="0.494cm" loext:contextual-spacing="false" fo:line-height="100%"/>
      <style:text-properties style:font-name="Consolas" fo:font-size="18pt" fo:language="en" fo:country="US" fo:font-weight="bold" style:font-name-asian="Times New Roman" style:font-size-asian="18pt" style:language-asian="es" style:country-asian="VE" style:font-weight-asian="bold" style:font-name-complex="Consolas" style:font-size-complex="18pt" style:font-weight-complex="bold"/>
    </style:style>
    <style:style style:name="P5" style:family="paragraph" style:parent-style-name="Standard">
      <style:paragraph-properties fo:margin-top="0.494cm" fo:margin-bottom="0.494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6" style:family="paragraph" style:parent-style-name="Standard">
      <style:paragraph-properties fo:margin-top="0.494cm" fo:margin-bottom="0.494cm" loext:contextual-spacing="false" fo:line-height="100%"/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7" style:family="paragraph" style:parent-style-name="Standard" style:list-style-name="">
      <style:paragraph-properties fo:margin-top="0.494cm" fo:margin-bottom="0.494cm" loext:contextual-spacing="false" fo:line-height="100%"/>
      <style:text-properties style:font-name="Consolas" fo:font-size="12pt" fo:language="en" fo:country="US" fo:font-weight="bold" style:font-name-asian="Times New Roman" style:font-size-asian="12pt" style:language-asian="es" style:country-asian="VE" style:font-weight-asian="bold" style:font-name-complex="Consolas" style:font-size-complex="12pt" style:font-weight-complex="bold"/>
    </style:style>
    <style:style style:name="P8" style:family="paragraph" style:parent-style-name="Standard" style:list-style-name="">
      <style:paragraph-properties fo:margin-top="0.494cm" fo:margin-bottom="0.494cm" loext:contextual-spacing="false" fo:line-height="100%"/>
      <style:text-properties style:font-name="Consolas" fo:font-size="12pt" fo:font-weight="bold" style:font-name-asian="Times New Roman" style:font-size-asian="12pt" style:language-asian="es" style:country-asian="VE" style:font-weight-asian="bold" style:font-name-complex="Consolas" style:font-size-complex="12pt" style:font-weight-complex="bold"/>
    </style:style>
    <style:style style:name="P9" style:family="paragraph" style:parent-style-name="Standard" style:list-style-name="WW8Num3">
      <style:paragraph-properties fo:margin-top="0cm" fo:margin-bottom="0.282cm" loext:contextual-spacing="false" fo:line-height="100%"/>
    </style:style>
    <style:style style:name="P10" style:family="paragraph" style:parent-style-name="Standard" style:list-style-name="WW8Num2">
      <style:paragraph-properties fo:margin-top="0cm" fo:margin-bottom="0.282cm" loext:contextual-spacing="false" fo:line-height="100%"/>
    </style:style>
    <style:style style:name="P11" style:family="paragraph" style:parent-style-name="Standard" style:list-style-name="WW8Num1">
      <style:paragraph-properties fo:margin-top="0cm" fo:margin-bottom="0.282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12" style:family="paragraph" style:parent-style-name="Standard" style:list-style-name="WW8Num2">
      <style:paragraph-properties fo:margin-top="0cm" fo:margin-bottom="0.282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13" style:family="paragraph" style:parent-style-name="Standard" style:list-style-name="" style:master-page-name="Standard">
      <style:paragraph-properties fo:margin-top="0cm" fo:margin-bottom="0.282cm" loext:contextual-spacing="false" fo:line-height="100%" style:page-number="auto"/>
      <style:text-properties style:font-name="Consolas" fo:font-size="24pt" fo:language="en" fo:country="US" fo:font-weight="bold" style:letter-kerning="true" style:font-name-asian="Times New Roman" style:font-size-asian="24pt" style:language-asian="es" style:country-asian="VE" style:font-weight-asian="bold" style:font-name-complex="Consolas" style:font-size-complex="24pt" style:font-weight-complex="bold"/>
    </style:style>
    <style:style style:name="P14" style:family="paragraph" style:parent-style-name="Standard" style:list-style-name="WW8Num3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16" style:family="paragraph" style:parent-style-name="Standard" style:list-style-name="WW8Num1">
      <style:paragraph-properties fo:margin-top="0cm" fo:margin-bottom="0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18" style:family="paragraph" style:parent-style-name="Standard" style:list-style-name="WW8Num2">
      <style:paragraph-properties fo:margin-top="0cm" fo:margin-bottom="0cm" loext:contextual-spacing="false" fo:line-height="100%"/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20" style:family="paragraph" style:parent-style-name="Standard" style:list-style-name="WW8Num4">
      <style:paragraph-properties fo:margin-top="0cm" fo:margin-bottom="0.494cm" loext:contextual-spacing="false" fo:line-height="100%"/>
    </style:style>
    <style:style style:name="P21" style:family="paragraph" style:parent-style-name="Standard" style:list-style-name="WW8Num3">
      <style:paragraph-properties fo:margin-top="0cm" fo:margin-bottom="0.494cm" loext:contextual-spacing="false" fo:line-height="100%"/>
    </style:style>
    <style:style style:name="P22" style:family="paragraph" style:parent-style-name="Standard" style:list-style-name="WW8Num1">
      <style:paragraph-properties fo:margin-top="0cm" fo:margin-bottom="0.494cm" loext:contextual-spacing="false" fo:line-height="100%"/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P23" style:family="paragraph" style:parent-style-name="Standard" style:list-style-name="WW8Num2">
      <style:paragraph-properties fo:margin-top="0cm" fo:margin-bottom="0.494cm" loext:contextual-spacing="false" fo:line-height="100%"/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P24" style:family="paragraph">
      <loext:graphic-properties draw:fill="solid" draw:fill-color="#a0a0a0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 fo:font-size="24pt" fo:language="en" fo:country="US" fo:font-weight="bold" style:letter-kerning="true" style:font-name-asian="Times New Roman" style:font-size-asian="24pt" style:language-asian="es" style:country-asian="VE" style:font-weight-asian="bold" style:font-name-complex="Consolas" style:font-size-complex="24pt" style:font-weight-complex="bold"/>
    </style:style>
    <style:style style:name="T3" style:family="text">
      <style:text-properties style:font-name="Consolas" fo:font-size="12pt" fo:language="en" fo:country="US" fo:font-weight="bold" style:font-name-asian="Times New Roman" style:font-size-asian="12pt" style:language-asian="es" style:country-asian="VE" style:font-weight-asian="bold" style:font-name-complex="Consolas" style:font-size-complex="12pt" style:font-weight-complex="bold"/>
    </style:style>
    <style:style style:name="T4" style:family="text">
      <style:text-properties style:font-name="Consolas" fo:font-size="12pt" fo:language="en" fo:country="US" style:font-name-asian="Times New Roman" style:font-size-asian="12pt" style:language-asian="es" style:country-asian="VE" style:font-name-complex="Consolas" style:font-size-complex="12pt"/>
    </style:style>
    <style:style style:name="T5" style:family="text">
      <style:text-properties style:font-name="Consolas" fo:font-size="12pt" fo:language="en" fo:country="US" fo:font-style="italic" style:font-name-asian="Times New Roman" style:font-size-asian="12pt" style:language-asian="es" style:country-asian="VE" style:font-style-asian="italic" style:font-name-complex="Consolas" style:font-size-complex="12pt" style:font-style-complex="italic"/>
    </style:style>
    <style:style style:name="T6" style:family="text">
      <style:text-properties style:font-name="Consolas" fo:font-size="12pt" style:font-name-asian="Times New Roman" style:font-size-asian="12pt" style:language-asian="es" style:country-asian="VE" style:font-name-complex="Consolas"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ff" style:font-name="Consolas" fo:font-size="12pt" style:text-underline-style="solid" style:text-underline-width="auto" style:text-underline-color="font-color" style:font-name-asian="Times New Roman" style:font-size-asian="12pt" style:language-asian="es" style:country-asian="VE" style:font-name-complex="Consolas" style:font-size-complex="12pt"/>
    </style:style>
    <style:style style:name="T9" style:family="text">
      <style:text-properties fo:color="#0000ff" style:font-name="Consolas" fo:font-size="12pt" fo:language="en" fo:country="US" style:text-underline-style="solid" style:text-underline-width="auto" style:text-underline-color="font-color" style:font-name-asian="Times New Roman" style:font-size-asian="12pt" style:language-asian="es" style:country-asian="VE" style:font-name-complex="Consolas" style:font-size-complex="12pt"/>
    </style:style>
    <style:style style:name="gr1" style:family="graphic">
      <style:graphic-properties draw:stroke="none" draw:fill="solid" draw:fill-color="#a0a0a0" draw:textarea-horizontal-align="left" draw:textarea-vertical-align="top" draw:auto-grow-height="false" fo:min-height="0cm" fo:min-width="14.707cm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onvtISP</text:h>
      <text:p text:style-name="P2"><text:span text:style-name="T3">Conv</text:span><text:span text:style-name="T4">er</text:span><text:span text:style-name="T3">t</text:span><text:span text:style-name="T4"> </text:span><text:span text:style-name="T3">I</text:span><text:span text:style-name="T4">mages to </text:span><text:span text:style-name="T3">S</text:span><text:span text:style-name="T4">cientific </text:span><text:span text:style-name="T3">P</text:span><text:span text:style-name="T4">ublication </text:span></text:p>
      <text:p text:style-name="P15"><draw:custom-shape text:anchor-type="as-char" draw:z-index="5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p text:style-name="P2"><text:span text:style-name="T4">Program created to convert images to grayscale or black-and-white. </text:span><text:span text:style-name="T6">Resolution of 300 dpi <text:line-break/><text:line-break/>Compatible Formats: </text:span></text:p>
      <text:list xml:id="list4290483514" text:style-name="WW8Num4">
        <text:list-item>
          <text:p text:style-name="P20"><text:span text:style-name="T3">.jpeg .jpg</text:span><text:span text:style-name="T4">: JPEG (Joint Photographic Experts Group) is an algorithm designed to compress images with 24-bit depth grayscale.It is usually called JPG due to the extension it has in operating systems that only accept three letters of extension. </text:span></text:p>
        </text:list-item>
      </text:list>
      <text:p text:style-name="P19"/>
      <text:list xml:id="list103608318583509" text:continue-numbering="true" text:style-name="WW8Num4">
        <text:list-item>
          <text:p text:style-name="P20"><text:span text:style-name="T3">.png</text:span><text:span text:style-name="T4">: Portable Network Graphics is a graphical format based on a lossless compression algorithm for non-patent bitmaps. This format was developed largely to address the deficiencies of the GIF format and allows images with greater depth of contrast and other important data to be stored.</text:span></text:p>
        </text:list-item>
      </text:list>
      <text:p text:style-name="P19"/>
      <text:list xml:id="list103607581245332" text:continue-numbering="true" text:style-name="WW8Num4">
        <text:list-item>
          <text:p text:style-name="P20"><text:span text:style-name="T3">.tiff</text:span><text:span text:style-name="T4">: TIFF (Tagged Image File Format) is a computer file format for storing bitmap images. It is prevalent in the graphic industry and in professional photography because of its versatility and non-destructive compression. </text:span></text:p>
        </text:list-item>
      </text:list>
      <text:p text:style-name="P15"><draw:custom-shape text:anchor-type="as-char" draw:z-index="4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h text:style-name="P3" text:outline-level="2">Content</text:h>
      <text:list xml:id="list825255830" text:style-name="WW8Num3">
        <text:list-item>
          <text:p text:style-name="P14"><text:a xlink:type="simple" xlink:href="../../../../../../C:%5CUsers%5CRosa%20Acosta%5CDocuments%5CProgramación%5CCurso%20Python%5CProgramas%20UC%5Cprogram%20file%20ConvtIPC%5Cdocumentation.html#requirements" text:style-name="Internet_20_link" text:visited-style-name="Visited_20_Internet_20_Link"><text:span text:style-name="T8">Requirements</text:span></text:a></text:p>
        </text:list-item>
        <text:list-item>
          <text:p text:style-name="P9"><text:a xlink:type="simple" xlink:href="../../../../../../C:%5CUsers%5CRosa%20Acosta%5CDocuments%5CProgramación%5CCurso%20Python%5CProgramas%20UC%5Cprogram%20file%20ConvtIPC%5Cdocumentation.html#install" text:style-name="Internet_20_link" text:visited-style-name="Visited_20_Internet_20_Link"><text:span text:style-name="T8">Install</text:span></text:a></text:p>
        </text:list-item>
        <text:list-item>
          <text:p text:style-name="P9"><text:a xlink:type="simple" xlink:href="../../../../../../C:%5CUsers%5CRosa%20Acosta%5CDocuments%5CProgramación%5CCurso%20Python%5CProgramas%20UC%5Cprogram%20file%20ConvtIPC%5Cdocumentation.html#use" text:style-name="Internet_20_link" text:visited-style-name="Visited_20_Internet_20_Link"><text:span text:style-name="T8">Use</text:span></text:a></text:p>
        </text:list-item>
        <text:list-item>
          <text:p text:style-name="P21"><text:a xlink:type="simple" xlink:href="../../../../../../C:%5CUsers%5CRosa%20Acosta%5CDocuments%5CProgramación%5CCurso%20Python%5CProgramas%20UC%5Cprogram%20file%20ConvtIPC%5Cdocumentation.html#contact" text:style-name="Internet_20_link" text:visited-style-name="Visited_20_Internet_20_Link"><text:span text:style-name="T8">Contact</text:span></text:a></text:p>
        </text:list-item>
      </text:list>
      <text:p text:style-name="P15"/>
      <text:p text:style-name="P15"><draw:custom-shape text:anchor-type="as-char" draw:z-index="3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h text:style-name="P4" text:outline-level="2"><text:soft-page-break/>Requirements</text:h>
      <text:p text:style-name="P6">For Windows (.exe) the necessary libraries are already included </text:p>
      <text:h text:style-name="P7" text:outline-level="4">Python 3.x</text:h>
      <text:p text:style-name="P2"><text:span text:style-name="T4">Python is an interpreted programming language whose philosophy emphasizes a syntax that favors readable code. It is a multiparadigm programming language, as it supports object orientation, imperative programming and, to a lesser extent, functional programming. <text:line-break/><text:line-break/>Available in: </text:span><text:a xlink:type="simple" xlink:href="https://www.python.org/" office:target-frame-name="blank" xlink:show="replace" text:style-name="Internet_20_link" text:visited-style-name="Visited_20_Internet_20_Link"><text:span text:style-name="T9">https://www.python.org/</text:span></text:a><text:span text:style-name="T4"> <text:line-break/>Select Version python 3.x </text:span></text:p>
      <text:h text:style-name="P7" text:outline-level="4">Tkinter 8.6</text:h>
      <text:p text:style-name="P2"><text:span text:style-name="T4">Tkinter is a binding of the graphical library Tcl/Tk for the Python programming language. It is considered a standard for the graphical user interface for Python and is the one that comes by default with the installation for Microsoft Windows. <text:line-break/><text:line-break/>To install on Linux run the following command on the terminal: <text:line-break/></text:span><text:span text:style-name="T5">sudo apt-get install python3-tk</text:span><text:span text:style-name="T4"> </text:span></text:p>
      <text:h text:style-name="P7" text:outline-level="4">Pillow o PIL 5.2</text:h>
      <text:p text:style-name="P2"><text:span text:style-name="T4">Python Imaging Library (abbreviated as PIL) (in newer versions known as Pillow) is a free library for the Python programming language that adds support for opening, manipulating and saving many image formats. <text:line-break/><text:line-break/>To install on Linux run the following command on the terminal: <text:line-break/></text:span><text:span text:style-name="T5">sudo apt-get install python3-pip</text:span><text:span text:style-name="T4"> <text:line-break/></text:span><text:span text:style-name="T5">pip3 install Pillow</text:span><text:span text:style-name="T4"> <text:line-break/><text:line-break/>For more information: <text:line-break/></text:span><text:a xlink:type="simple" xlink:href="https://pillow.readthedocs.io/" office:target-frame-name="blank" xlink:show="replace" text:style-name="Internet_20_link" text:visited-style-name="Visited_20_Internet_20_Link"><text:span text:style-name="T9">https://pillow.readthedocs.io/</text:span></text:a><text:span text:style-name="T4"> </text:span></text:p>
      <text:p text:style-name="P15"><draw:custom-shape text:anchor-type="as-char" draw:z-index="2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h text:style-name="P3" text:outline-level="2"><text:soft-page-break/>Install</text:h>
      <text:h text:style-name="P8" text:outline-level="4">Windows</text:h>
      <text:p text:style-name="P5">Compatible with: </text:p>
      <text:list xml:id="list2200457063" text:style-name="WW8Num1">
        <text:list-item>
          <text:p text:style-name="P16">Windows 7 32bits</text:p>
        </text:list-item>
        <text:list-item>
          <text:p text:style-name="P11">Windows 7 64bits</text:p>
        </text:list-item>
        <text:list-item>
          <text:p text:style-name="P11">Windows 10 32bits</text:p>
        </text:list-item>
        <text:list-item>
          <text:p text:style-name="P22">Windows 10 64bits</text:p>
        </text:list-item>
      </text:list>
      <text:p text:style-name="P17">Run the .exe file and follow the installation instructions </text:p>
      <text:h text:style-name="P8" text:outline-level="4">Linux, Ubuntu</text:h>
      <text:p text:style-name="P5">All Version</text:p>
      <text:p text:style-name="P15"><draw:custom-shape text:anchor-type="as-char" draw:z-index="1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h text:style-name="P3" text:outline-level="2">Use</text:h>
      <text:h text:style-name="P8" text:outline-level="4">Instructions</text:h>
      <text:list xml:id="list1875841377" text:style-name="WW8Num2">
        <text:list-item>
          <text:p text:style-name="P18">Run the program by double-clicking the desktop icon</text:p>
        </text:list-item>
        <text:list-item>
          <text:p text:style-name="P10"><text:span text:style-name="T4">Open the image by clicking on </text:span><text:span text:style-name="T5">"Select Image".</text:span></text:p>
        </text:list-item>
        <text:list-item>
          <text:p text:style-name="P12">Choose the type of Conversion</text:p>
        </text:list-item>
        <text:list-item>
          <text:p text:style-name="P10"><text:span text:style-name="T4">After selecting the image click on </text:span><text:span text:style-name="T5">"Convert"</text:span><text:span text:style-name="T4">.</text:span></text:p>
          <text:list>
            <text:list-item>
              <text:p text:style-name="P23">A window will open where you can save the transformed image in the format you want.</text:p>
            </text:list-item>
          </text:list>
        </text:list-item>
      </text:list>
      <text:p text:style-name="P15"><draw:custom-shape text:anchor-type="as-char" draw:z-index="0" draw:style-name="gr1" draw:text-style-name="P24" svg:width="15.59cm" svg:height="0.054cm"><text:p/><draw:enhanced-geometry svg:viewBox="0 0 21600 21600" draw:type="rectangle" draw:enhanced-path="M 0 0 L 21600 0 21600 21600 0 21600 0 0 Z N"/></draw:custom-shape></text:p>
      <text:h text:style-name="P4" text:outline-level="2">Contact</text:h>
      <text:p text:style-name="P6">For questions and suggestions write to: <text:line-break/>Jose Gonzalez <text:line-break/>Email: jgonzalez76@uc.edu.ve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V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V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fo:language="en" fo:country="US" style:font-name-asian="Times New Roman" style:font-family-asian="'Times New Roman'" style:font-family-generic-asian="roman" style:font-pitch-asian="variable" style:font-size-asian="10pt" style:language-asian="es" style:country-asian="VE" style:font-name-complex="Symbol" style:font-family-complex="Symbol" style:font-family-generic-complex="roman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Consolas" fo:font-family="Consolas" style:font-family-generic="modern" fo:font-size="12pt" style:font-name-asian="Times New Roman" style:font-family-asian="'Times New Roman'" style:font-family-generic-asian="roman" style:font-pitch-asian="variable" style:font-size-asian="12pt" style:language-asian="es" style:country-asian="VE" style:font-name-complex="Consolas" style:font-family-complex="Consolas" style:font-family-generic-complex="modern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name-asian="Times New Roman" style:font-family-asian="'Times New Roman'" style:font-family-generic-asian="roman" style:font-pitch-asian="variable" style:font-size-asian="10pt" style:language-asian="es" style:country-asian="VE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ítulo_20_2_20_Car" style:display-name="Título 2 Car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ítulo_20_4_20_Car" style:display-name="Título 4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Rosa Acosta</meta:initial-creator>
    <meta:creation-date>2019-04-04T10:31:00</meta:creation-date>
    <dc:creator>Rosa Acosta</dc:creator>
    <dc:date>2019-04-04T10:34:00</dc:date>
    <meta:editing-cycles>1</meta:editing-cycles>
    <meta:editing-duration>PT3M</meta:editing-duration>
    <meta:document-statistic meta:table-count="0" meta:image-count="0" meta:object-count="0" meta:page-count="3" meta:paragraph-count="44" meta:word-count="413" meta:character-count="2678" meta:non-whitespace-character-count="2291"/>
    <meta:generator>LibreOffice/6.0.3.2$Linux_X86_64 LibreOffice_project/00m0$Build-2</meta:generator>
  </office:meta>
</office:document-meta>
</file>